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fo:language="es" fo:country="ES"/>
    </style:style>
    <style:style style:name="P10" style:family="paragraph" style:parent-style-name="Heading_20_2">
      <style:text-properties style:font-name="Liberation Serif" fo:language="es" fo:country="ES"/>
    </style:style>
    <style:style style:name="P11" style:family="paragraph" style:parent-style-name="Heading_20_2">
      <style:text-properties style:font-name="Liberation Serif" fo:language="es" fo:country="ES" officeooo:paragraph-rsid="00292389"/>
    </style:style>
    <style:style style:name="P12" style:family="paragraph" style:parent-style-name="Heading_20_2">
      <style:text-properties style:font-name="Liberation Serif" fo:language="es" fo:country="ES" officeooo:rsid="003597bf" officeooo:paragraph-rsid="003597bf"/>
    </style:style>
    <style:style style:name="P13" style:family="paragraph" style:parent-style-name="Heading_20_2">
      <style:text-properties style:font-name="Liberation Serif" officeooo:rsid="003597bf" officeooo:paragraph-rsid="003788e3"/>
    </style:style>
    <style:style style:name="P14" style:family="paragraph" style:parent-style-name="Heading_20_2" style:list-style-name="">
      <style:text-properties style:font-name="Liberation Serif" fo:font-size="12pt" fo:font-weight="normal" officeooo:rsid="003788e3" officeooo:paragraph-rsid="003788e3" style:font-size-asian="10.5pt" style:font-weight-asian="normal" style:font-size-complex="12pt" style:font-weight-complex="normal"/>
    </style:style>
    <style:style style:name="P15" style:family="paragraph" style:parent-style-name="Heading_20_2">
      <style:paragraph-properties fo:break-before="page"/>
      <style:text-properties style:font-name="Liberation Serif" fo:language="es" fo:country="ES" officeooo:paragraph-rsid="00232eb7"/>
    </style:style>
    <style:style style:name="P16" style:family="paragraph" style:parent-style-name="Heading_20_2">
      <style:paragraph-properties fo:break-before="page"/>
      <style:text-properties style:font-name="Liberation Serif" fo:language="es" fo:country="ES" officeooo:rsid="003597bf" officeooo:paragraph-rsid="003788e3"/>
    </style:style>
    <style:style style:name="P17" style:family="paragraph" style:parent-style-name="Heading_20_2">
      <style:paragraph-properties fo:break-before="page"/>
      <style:text-properties style:font-name="Liberation Serif" officeooo:rsid="003597bf" officeooo:paragraph-rsid="003788e3"/>
    </style:style>
    <style:style style:name="P18" style:family="paragraph" style:parent-style-name="Contents_20_Heading">
      <style:paragraph-properties fo:break-before="page"/>
      <style:text-properties style:font-name="Liberation Serif" officeooo:rsid="00384164" officeooo:paragraph-rsid="00384164"/>
    </style:style>
    <style:style style:name="P19" style:family="paragraph" style:parent-style-name="Heading_20_1">
      <style:text-properties style:font-name="Liberation Serif" fo:language="es" fo:country="ES"/>
    </style:style>
    <style:style style:name="P20" style:family="paragraph" style:parent-style-name="Heading_20_1">
      <style:paragraph-properties fo:break-before="page"/>
      <style:text-properties style:font-name="Liberation Serif" fo:language="es" fo:country="ES"/>
    </style:style>
    <style:style style:name="P21" style:family="paragraph" style:parent-style-name="Heading_20_1">
      <style:paragraph-properties fo:break-before="page"/>
      <style:text-properties style:font-name="Liberation Serif" fo:language="es" fo:country="ES" officeooo:paragraph-rsid="003346c3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style:font-name="Liberation Serif" fo:language="es" fo:country="ES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Liberation Serif" fo:language="es" fo:country="ES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19cc45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3499bf"/>
    </style:style>
    <style:style style:name="P27" style:family="paragraph" style:parent-style-name="Text_20_body" style:list-style-name="L1">
      <style:paragraph-properties fo:line-height="150%" fo:text-align="justify" style:justify-single-word="false"/>
      <style:text-properties style:font-name="Liberation Serif" fo:language="es" fo:country="ES" officeooo:paragraph-rsid="003597bf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232eb7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244a43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paragraph-rsid="002b7d5c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rsid="0019cc45" officeooo:paragraph-rsid="003597bf"/>
    </style:style>
    <style:style style:name="P32" style:family="paragraph" style:parent-style-name="Text_20_body" style:list-style-name="L1">
      <style:paragraph-properties fo:line-height="150%" fo:text-align="justify" style:justify-single-word="false"/>
      <style:text-properties style:font-name="Liberation Serif" fo:language="es" fo:country="ES" fo:font-weight="bold" officeooo:paragraph-rsid="003597bf" style:font-weight-asian="bold" style:font-weight-complex="bold"/>
    </style:style>
    <style:style style:name="P33" style:family="paragraph" style:parent-style-name="Text_20_body" style:list-style-name="L2">
      <style:paragraph-properties fo:line-height="150%" fo:text-align="justify" style:justify-single-word="false"/>
      <style:text-properties style:font-name="Liberation Serif" fo:language="es" fo:country="ES" fo:font-weight="bold" officeooo:paragraph-rsid="003597bf" style:font-weight-asian="bold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fo:font-weight="bold" officeooo:rsid="003597bf" officeooo:paragraph-rsid="003597bf" style:font-weight-asian="bold" style:font-weight-complex="bold"/>
    </style:style>
    <style:style style:name="P35" style:family="paragraph" style:parent-style-name="Text_20_body">
      <style:text-properties style:font-name="Liberation Serif" fo:language="es" fo:country="ES" officeooo:paragraph-rsid="00232eb7"/>
    </style:style>
    <style:style style:name="P36" style:family="paragraph" style:parent-style-name="Text_20_body">
      <style:text-properties style:font-name="Liberation Serif" fo:language="es" fo:country="ES" officeooo:paragraph-rsid="003346c3"/>
    </style:style>
    <style:style style:name="P37" style:family="paragraph" style:parent-style-name="Text_20_body">
      <style:text-properties style:font-name="Liberation Serif" fo:language="es" fo:country="ES" officeooo:rsid="003597bf" officeooo:paragraph-rsid="003597bf"/>
    </style:style>
    <style:style style:name="P38" style:family="paragraph" style:parent-style-name="Text_20_body">
      <style:text-properties style:font-name="Liberation Serif" fo:language="es" fo:country="ES" officeooo:paragraph-rsid="003597bf"/>
    </style:style>
    <style:style style:name="P39" style:family="paragraph" style:parent-style-name="Text_20_body">
      <style:text-properties style:font-name="Liberation Serif" fo:language="es" fo:country="ES" officeooo:rsid="003788e3" officeooo:paragraph-rsid="003788e3"/>
    </style:style>
    <style:style style:name="P40" style:family="paragraph" style:parent-style-name="Text_20_body">
      <style:text-properties style:font-name="Liberation Serif" officeooo:paragraph-rsid="003597bf"/>
    </style:style>
    <style:style style:name="P41" style:family="paragraph" style:parent-style-name="Text_20_body">
      <style:text-properties style:font-name="Liberation Serif" officeooo:paragraph-rsid="003788e3"/>
    </style:style>
    <style:style style:name="P42" style:family="paragraph" style:parent-style-name="Text_20_body">
      <style:text-properties style:font-name="Liberation Serif" officeooo:rsid="003788e3" officeooo:paragraph-rsid="003788e3"/>
    </style:style>
    <style:style style:name="P43" style:family="paragraph" style:parent-style-name="Text_20_body">
      <style:text-properties style:font-name="Liberation Serif" fo:font-size="12pt" fo:font-weight="normal" officeooo:rsid="003788e3" officeooo:paragraph-rsid="003788e3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break-before="page"/>
      <style:text-properties style:font-name="Liberation Serif" officeooo:rsid="003788e3" officeooo:paragraph-rsid="003788e3"/>
    </style:style>
    <style:style style:name="T1" style:family="text">
      <style:text-properties officeooo:rsid="0019cc45"/>
    </style:style>
    <style:style style:name="T2" style:family="text">
      <style:text-properties officeooo:rsid="001c5bad"/>
    </style:style>
    <style:style style:name="T3" style:family="text">
      <style:text-properties officeooo:rsid="00312585"/>
    </style:style>
    <style:style style:name="T4" style:family="text">
      <style:text-properties officeooo:rsid="003346c3"/>
    </style:style>
    <style:style style:name="T5" style:family="text">
      <style:text-properties officeooo:rsid="003499bf"/>
    </style:style>
    <style:style style:name="T6" style:family="text">
      <style:text-properties officeooo:rsid="003597b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d1c41" style:font-weight-asian="normal" style:font-weight-complex="normal"/>
    </style:style>
    <style:style style:name="T9" style:family="text">
      <style:text-properties fo:font-weight="normal" officeooo:rsid="0019cc45" style:font-weight-asian="normal" style:font-weight-complex="normal"/>
    </style:style>
    <style:style style:name="T10" style:family="text">
      <style:text-properties fo:font-weight="normal" officeooo:rsid="003597bf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cc45" style:font-weight-asian="bold" style:font-weight-complex="bold"/>
    </style:style>
    <style:style style:name="T13" style:family="text">
      <style:text-properties fo:font-weight="bold" officeooo:rsid="003597bf" style:font-weight-asian="bold" style:font-weight-complex="bold"/>
    </style:style>
    <style:style style:name="T14" style:family="text">
      <style:text-properties fo:font-weight="bold" officeooo:rsid="003788e3" style:font-weight-asian="bold" style:font-weight-complex="bold"/>
    </style:style>
    <style:style style:name="T15" style:family="text">
      <style:text-properties fo:language="es" fo:country="ES"/>
    </style:style>
    <style:style style:name="T16" style:family="text">
      <style:text-properties fo:language="es" fo:country="ES" fo:font-weight="bold" style:font-weight-asian="bold" style:font-weight-complex="bold"/>
    </style:style>
    <style:style style:name="T17" style:family="text">
      <style:text-properties fo:language="es" fo:country="ES" fo:font-weight="bold" officeooo:rsid="003788e3" style:font-weight-asian="bold" style:font-weight-complex="bold"/>
    </style:style>
    <style:style style:name="T18" style:family="text">
      <style:text-properties fo:language="es" fo:country="ES" officeooo:rsid="003788e3"/>
    </style:style>
    <style:style style:name="T19" style:family="text">
      <style:text-properties style:font-name="Liberation Seri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Fundamentos de</text:p>
      <text:p text:style-name="P1"><text:span text:style-name="T1">Aprendizaje Automático</text:span> </text:p>
      <text:p text:style-name="P3">Práctica <text:span text:style-name="T3">2</text:span></text:p>
      <text:p text:style-name="P4"/>
      <text:p text:style-name="P4"/>
      <text:p text:style-name="P4"/>
      <text:p text:style-name="P4"/>
      <text:p text:style-name="P4"/>
      <text:p text:style-name="P4">Grupo FAA-1462</text:p>
      <text:p text:style-name="P4">Adrián Lorenzo Mateo </text:p>
      <text:p text:style-name="P5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8">Indice</text:p>
          </text:index-title>
          <text:p text:style-name="P22"><text:a xlink:type="simple" xlink:href="#__RefHeading__2869_2144760794" text:style-name="Index_20_Link" text:visited-style-name="Index_20_Link"><text:span text:style-name="T19">1. Consideraciones respecto al diseño<text:tab/>3</text:span></text:a></text:p>
          <text:p text:style-name="P22"><text:a xlink:type="simple" xlink:href="#__RefHeading__2871_2144760794" text:style-name="Index_20_Link" text:visited-style-name="Index_20_Link"><text:span text:style-name="T19">2. Ejecución del main de prueba<text:tab/>3</text:span></text:a></text:p>
          <text:p text:style-name="P22"><text:a xlink:type="simple" xlink:href="#__RefHeading__2873_2144760794" text:style-name="Index_20_Link" text:visited-style-name="Index_20_Link"><text:span text:style-name="T19">3. Comparación de resultados con Weka<text:tab/>4</text:span></text:a></text:p>
          <text:p text:style-name="P8"><text:a xlink:type="simple" xlink:href="#__RefHeading__2875_2144760794" text:style-name="Index_20_Link" text:visited-style-name="Index_20_Link"><text:span text:style-name="T19">3.1 Resultados sobre el conjunto Iris<text:tab/>4</text:span></text:a></text:p>
          <text:p text:style-name="P8"><text:a xlink:type="simple" xlink:href="#__RefHeading__2877_2144760794" text:style-name="Index_20_Link" text:visited-style-name="Index_20_Link"><text:span text:style-name="T19">3.2 Resultados sobre el conjunto Car<text:tab/>5</text:span></text:a></text:p>
          <text:p text:style-name="P8"><text:a xlink:type="simple" xlink:href="#__RefHeading__2879_2144760794" text:style-name="Index_20_Link" text:visited-style-name="Index_20_Link"><text:span text:style-name="T19">3.3 Resultados sobre el conjunto Lenses<text:tab/>6</text:span></text:a></text:p>
          <text:p text:style-name="P8"><text:a xlink:type="simple" xlink:href="#__RefHeading__2881_2144760794" text:style-name="Index_20_Link" text:visited-style-name="Index_20_Link"><text:span text:style-name="T19">3.4 Resultados sobre el conjunto Spam<text:tab/>7</text:span></text:a></text:p>
          <text:p text:style-name="P22"><text:a xlink:type="simple" xlink:href="#__RefHeading__1074_140382429" text:style-name="Index_20_Link" text:visited-style-name="Index_20_Link"><text:span text:style-name="T19">4. KNN (Algoritmo de vecinos próximos)<text:tab/>8</text:span></text:a></text:p>
          <text:p text:style-name="P8"><text:a xlink:type="simple" xlink:href="#__RefHeading__1086_140382429" text:style-name="Index_20_Link" text:visited-style-name="Index_20_Link"><text:span text:style-name="T19">4.1 División porcentual<text:tab/>8</text:span></text:a></text:p>
          <text:p text:style-name="P8"><text:a xlink:type="simple" xlink:href="#__RefHeading__1088_140382429" text:style-name="Index_20_Link" text:visited-style-name="Index_20_Link"><text:span text:style-name="T19">4.2 Validación Cruzada<text:tab/>12</text:span></text:a></text:p>
          <text:p text:style-name="P22"><text:a xlink:type="simple" xlink:href="#__RefHeading__1090_140382429" text:style-name="Index_20_Link" text:visited-style-name="Index_20_Link"><text:span text:style-name="T19">5. Regresión logística<text:tab/>16</text:span></text:a></text:p>
          <text:p text:style-name="P8"><text:a xlink:type="simple" xlink:href="#__RefHeading__1092_140382429" text:style-name="Index_20_Link" text:visited-style-name="Index_20_Link"><text:span text:style-name="T19">5.1 División Porcentual<text:tab/>16</text:span></text:a></text:p>
          <text:p text:style-name="P8"><text:a xlink:type="simple" xlink:href="#__RefHeading__1094_140382429" text:style-name="Index_20_Link" text:visited-style-name="Index_20_Link"><text:span text:style-name="T19">5.2 Validación Cruzada<text:tab/>17</text:span></text:a></text:p>
        </text:index-body>
      </text:table-of-content>
      <text:p text:style-name="P6"/>
      <text:p text:style-name="P7"/>
      <text:h text:style-name="P19" text:outline-level="1"><text:bookmark-start text:name="__RefHeading__2869_2144760794"/><text:span text:style-name="T1">1. </text:span>Consideraciones <text:span text:style-name="T1">respecto al</text:span> diseño<text:bookmark-end text:name="__RefHeading__2869_2144760794"/></text:h>
      <text:p text:style-name="P23"/>
      <text:p text:style-name="P25"><text:tab/><text:span text:style-name="T5">Para la realización de esta practica se ha seguido el mismo diseño que en la anterior, se han añadido dos clases Clasificadoras mas como son KNN y regresión logística ambas con un main de prueba, se han reutilizado las clases particionadoras así como la clase de <text:s/>obtención de datos.</text:span></text:p>
      <text:p text:style-name="P25"><text:tab/><text:span text:style-name="T6">En cuanto en la organización de la memoria se incluirá en los ejercicios 2 y 3 la parte desarrollada en el apartado opcional no teniendo este un apartado especifico.</text:span></text:p>
      <text:p text:style-name="P26"><text:span text:style-name="T5"><text:tab/></text:span></text:p>
      <text:h text:style-name="P19" text:outline-level="1"><text:bookmark-start text:name="__RefHeading__2871_2144760794"/>2. Ejecución del main de prueba<text:bookmark-end text:name="__RefHeading__2871_2144760794"/></text:h>
      <text:p text:style-name="P23"/>
      <text:p text:style-name="P31"><text:tab/><text:span text:style-name="T6">Se incluyen dos métodos main para realizar las pruebas, uno en cada nuevo clasificador los siguientes parámetros son comunes para ambos</text:span>:</text:p>
      <text:list xml:id="list2891327889389726009" text:style-name="L1">
        <text:list-item>
          <text:p text:style-name="P27"><text:span text:style-name="T12">-input &lt;Fichero&gt;:</text:span><text:span text:style-name="T1"> Ruta del fichero .data (los ficheros deben estar en el mismo directorio del proyecto). </text:span></text:p>
        </text:list-item>
        <text:list-item>
          <text:p text:style-name="P27"><text:span text:style-name="T12">-cruzada:</text:span><text:span text:style-name="T1"> Si se incluye este flag se escogerá la validación cruzada, si no la división porcentual por defecto.</text:span></text:p>
        </text:list-item>
        <text:list-item>
          <text:p text:style-name="P32"><text:span text:style-name="T1">-particion &lt;numero&gt;: </text:span><text:span text:style-name="T9">Para las pruebas que se han realizado se ha escogido un valor para partición comprendido entre 10 y 90 para división porcentual y un valor entre 2 y 8 para validación cruzada. </text:span></text:p>
        </text:list-item>
        <text:list-item>
          <text:p text:style-name="P32"><text:span text:style-name="T1">-debug:</text:span><text:span text:style-name="T8"> Imprime las probabilidades a priori y condicionales en caso de que los atributos sean nominales o la varianza y la media en caso de que sean continuos.</text:span></text:p>
        </text:list-item>
      </text:list>
      <text:p text:style-name="P34"><text:span text:style-name="T8">E</text:span><text:span text:style-name="T7">n el clasificador KNN ademas posee un parámetro mas que nos permite configurar el tamaño del vecindario:</text:span></text:p>
      <text:list xml:id="list195449360510525274" text:style-name="L2">
        <text:list-item>
          <text:p text:style-name="P33"><text:span text:style-name="T1">-K: </text:span><text:span text:style-name="T10">tamaño del vecindario para el clasificador KNN</text:span></text:p>
        </text:list-item>
      </text:list>
      <text:h text:style-name="P20" text:outline-level="1"><text:bookmark-start text:name="__RefHeading__2873_2144760794"/>3. Comparación<text:span text:style-name="T4"> de resultados con Weka</text:span><text:bookmark-end text:name="__RefHeading__2873_2144760794"/></text:h>
      <text:p text:style-name="P23"/>
      <text:p text:style-name="P24"><text:tab/><text:span text:style-name="T2">La representación de los resultados obtenidos se organiza descomponiendo los aciertos según las particiones creadas y según si las pruebas se realizaron con nuestra implementación o con Weka. Para obtener los resultados realizamos la prueba 100 veces y obtuvimos una media de las pruebas.</text:span></text:p>
      <text:p text:style-name="P24"><text:tab/><text:span text:style-name="T4">Los resultados obtenidos muestran en general resultados muy parecidos entre la implementación presentada y la aplicación Weka, a excepción de los datos de “Lenses” en la que la implementación de la practica anterior obtiene mejores resultados que Weka.</text:span></text:p>
      <text:h text:style-name="P10" text:outline-level="2"><text:bookmark-start text:name="__RefHeading__2875_2144760794"/>3.1 Resultados sobre el conjunto Iris<text:bookmark-end text:name="__RefHeading__2875_2144760794"/></text:h>
      <text:p text:style-name="P23"><draw:frame draw:style-name="fr1" draw:name="Object5" text:anchor-type="paragraph" svg:width="14.639cm" svg:height="8.234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paragraph" svg:y="7.84cm" svg:width="17.27cm" svg:height="8.784cm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15" text:outline-level="2"><text:bookmark-start text:name="__RefHeading__2877_2144760794"/>3.2 Resultados sobre el conjunto Car<text:bookmark-end text:name="__RefHeading__2877_2144760794"/></text:h>
      <text:p text:style-name="P23"/>
      <text:p text:style-name="P28"><draw:frame draw:style-name="fr2" draw:name="Object2" text:anchor-type="paragraph" svg:y="10.703cm" svg:width="17.533cm" svg:height="9.005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1" text:anchor-type="paragraph" svg:y="1.236cm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8"/>
      <text:h text:style-name="P11" text:outline-level="2"><text:bookmark-start text:name="__RefHeading__2879_2144760794"/><text:soft-page-break/>3.3 Resultados sobre el conjunto Lenses<text:bookmark-end text:name="__RefHeading__2879_2144760794"/></text:h>
      <text:p text:style-name="P35"/>
      <text:p text:style-name="P29"/>
      <text:p text:style-name="P29"><draw:frame draw:style-name="fr3" draw:name="Object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9"><draw:frame draw:style-name="fr3" draw:name="Object8" text:anchor-type="paragraph" svg:width="17.274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15" text:outline-level="2"><text:bookmark-start text:name="__RefHeading__2881_2144760794"/>3.4 Resultados sobre el conjunto Spam<text:bookmark-end text:name="__RefHeading__2881_2144760794"/></text:h>
      <text:p text:style-name="P23"/>
      <text:p text:style-name="P30"><text:tab/></text:p>
      <text:p text:style-name="P30"><draw:frame draw:style-name="fr3" draw:name="Object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0"><draw:frame draw:style-name="fr3" draw:name="Object4" text:anchor-type="paragraph" svg:width="17.544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21" text:outline-level="1"><text:bookmark-start text:name="__RefHeading__1074_140382429"/><text:span text:style-name="T4">4</text:span>. <text:span text:style-name="T4">KNN (Algoritmo de vecinos próximos)</text:span><text:bookmark-end text:name="__RefHeading__1074_140382429"/></text:h>
      <text:p text:style-name="P36"/>
      <text:p text:style-name="P37"><text:span text:style-name="T4">E</text:span>n este apartado presentaremos los resultados obtenidos de la clasificación de la implementación de KNN y a su vez compararemos estos resultados con los aportados por la aplicación Weka utilizando un clasificador similar.</text:p>
      <text:p text:style-name="P37">Los resultados están divididos según la estrategia de particionado usada (División porcentual o Validación cruzada) y se han realizado pruebas para vecindarios de distintos tamaños (1,3,5,10,20,30).</text:p>
      <text:h text:style-name="P12" text:outline-level="2"><text:bookmark-start text:name="__RefHeading__1086_140382429"/><text:span text:style-name="T11">4.1 División porcentual</text:span><text:bookmark-end text:name="__RefHeading__1086_140382429"/></text:h>
      <text:p text:style-name="P40"/>
      <text:p text:style-name="P40"><draw:frame draw:style-name="fr4" draw:name="Objeto1" text:anchor-type="paragraph" svg:x="0.796cm" svg:y="0.683cm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0"/>
      <text:p text:style-name="P40"/>
      <text:p text:style-name="P38"><text:span text:style-name="T13"/></text:p>
      <text:p text:style-name="P36"/>
      <text:p text:style-name="P36"><draw:frame draw:style-name="fr4" draw:name="Objeto2" text:anchor-type="paragraph" svg:x="0.848cm" svg:y="0.374cm" svg:width="16cm" svg:height="8.999cm" draw:z-index="11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36"/>
      <text:p text:style-name="P36"/>
      <text:p text:style-name="P36"/>
      <text:p text:style-name="P36"><draw:frame draw:style-name="fr4" draw:name="Objeto3" text:anchor-type="paragraph" svg:x="1.113cm" svg:y="0.466cm" svg:width="16cm" svg:height="8.999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36"><text:soft-page-break/></text:p>
      <text:p text:style-name="P36"><draw:frame draw:style-name="fr4" draw:name="Objeto4" text:anchor-type="paragraph" svg:x="1.18cm" svg:y="0.042cm" svg:width="16cm" svg:height="8.999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36"/>
      <text:p text:style-name="P36"/>
      <text:p text:style-name="P36"/>
      <text:p text:style-name="P36"><draw:frame draw:style-name="fr4" draw:name="Objeto5" text:anchor-type="paragraph" svg:x="1.51cm" svg:y="-0.312cm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6"><text:soft-page-break/></text:p>
      <text:p text:style-name="P36"><draw:frame draw:style-name="fr3" draw:name="Objeto6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9">Se puede observar que los resultados obtenidos por la implementación de la practica no tienen nada que envidiar a los de la aplicación Weka obteniendo en la mayoría de los casos una tasa de acierto optima rondando el 90%, incluso en la que se utiliza un entrenamiento con un conjunto muy pequeño de datos que es donde Weka reduce su rendimiento (división de entrenamiento 1/10).</text:p>
      <text:p text:style-name="P39"><text:tab/>Esta diferencia es que Weka no realiza una mezcla o shuffle antes de obtener los porcentajes de entrenamiento / test por lo que es posible que se vea afectado por algún tipo de sesgo de orden en las muestras utilizadas, esto es mas evidente a medida que desciende el porcentaje de muestras utilizado para el entrenamiento.</text:p>
      <text:h text:style-name="P16" text:outline-level="2"><text:bookmark-start text:name="__RefHeading__1088_140382429"/><text:span text:style-name="T11">4.</text:span><text:span text:style-name="T14">2 Validación Cruzada</text:span><text:bookmark-end text:name="__RefHeading__1088_140382429"/></text:h>
      <text:p text:style-name="P41"/>
      <text:p text:style-name="P41"><draw:frame draw:style-name="fr3" draw:name="Objeto7" text:anchor-type="paragraph" svg:width="15.998cm" svg:height="9.00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1"/>
      <text:p text:style-name="P41"><draw:frame draw:style-name="fr3" draw:name="Objeto8" text:anchor-type="paragraph" svg:width="15.998cm" svg:height="9.005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1"><text:soft-page-break/></text:p>
      <text:p text:style-name="P41"><draw:frame draw:style-name="fr3" draw:name="Objeto9" text:anchor-type="paragraph" svg:width="15.998cm" svg:height="9.005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1"/>
      <text:p text:style-name="P42"><draw:frame draw:style-name="fr3" draw:name="Objeto10" text:anchor-type="paragraph" svg:width="15.998cm" svg:height="9.005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4"/>
      <text:p text:style-name="P42"><draw:frame draw:style-name="fr3" draw:name="Objeto11" text:anchor-type="paragraph" svg:width="15.998cm" svg:height="9.00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2"/>
      <text:p text:style-name="P42"><draw:frame draw:style-name="fr3" draw:name="Objeto12" text:anchor-type="paragraph" svg:width="15.998cm" svg:height="9.005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4">Al igual que ocurre con división porcentual los resultados mediante validación cruzada son muy positivos alcanzando en la mayoría el 90% de aciertos, cabe destacar que mediante validación cruzada Weka se comporta mejor que con una elección de datos porcentual, puede ser debido a que mediante validación cruzada se eliminen sesgos de posición que pueden ser los culpables de la baja puntuación obtenida en división porcentual.<text:span text:style-name="T15">5. Regresión logística</text:span></text:p>
      <text:p text:style-name="P41"/>
      <text:p text:style-name="P42"><text:span text:style-name="T15">Al igual que en el algoritmo KNN se realizara una clasificación de los datos según la estrategia de particionado utilizada para el entrenamiento/test del clasificador.</text:span></text:p>
      <text:p text:style-name="P42"/>
      <text:h text:style-name="P13" text:outline-level="2"><text:bookmark-start text:name="__RefHeading__1092_140382429"/><text:span text:style-name="T17">5</text:span><text:span text:style-name="T16">.</text:span><text:span text:style-name="T17">1 División Porcentual</text:span><text:bookmark-end text:name="__RefHeading__1092_140382429"/></text:h>
      <text:p text:style-name="P43"><draw:frame draw:style-name="fr3" draw:name="Objeto13" text:anchor-type="paragraph" svg:width="16cm" svg:height="8.999cm" draw:z-index="20"><draw:object xlink:href="./Object 21" xlink:type="simple" xlink:show="embed" xlink:actuate="onLoad"/><draw:image xlink:href="./ObjectReplacements/Object 21" xlink:type="simple" xlink:show="embed" xlink:actuate="onLoad"/></draw:frame></text:p>
      <text:h text:style-name="P17" text:outline-level="2"><text:bookmark-start text:name="__RefHeading__1094_140382429"/><text:span text:style-name="T17">5</text:span><text:span text:style-name="T16">.</text:span><text:span text:style-name="T17">2 Validación Cruzada</text:span><text:bookmark-end text:name="__RefHeading__1094_140382429"/></text:h>
      <text:p text:style-name="P41"/>
      <text:h text:style-name="P14" text:outline-level="2"><draw:frame draw:style-name="fr3" draw:name="Objeto14" text:anchor-type="paragraph" svg:width="16cm" svg:height="8.999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18">Como se puede observar en la gráfica los resultados son peores que en KNN, mientras que la aplicación Weka se mantiene en un acierto que supera el 90% incluso mejor que en su versión de vecinos próximos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0-30T21:03:03.370000000</dc:date>
    <meta:editing-duration>PT1H55M42S</meta:editing-duration>
    <meta:editing-cycles>18</meta:editing-cycles>
    <meta:generator>LibreOffice/4.2.6.3$Windows_x86 LibreOffice_project/3fd416d4c6db7d3204c17ce57a1d70f6e531ee21</meta:generator>
    <meta:document-statistic meta:table-count="0" meta:image-count="0" meta:object-count="22" meta:page-count="16" meta:paragraph-count="53" meta:word-count="767" meta:character-count="4725" meta:non-whitespace-character-count="40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71cm" svg:y="0.315cm" chart:style-name="ch2">
          <text:p>Resultados para conjunto Car</text:p>
        </chart:title>
        <chart:subtitle svg:x="5.891cm" svg:y="1.273cm" chart:style-name="ch3">
          <text:p>con Validación Cruzada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text">
            <chart:title svg:x="5.887cm" svg:y="8.018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08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4.8379629629628">
                <text:p>84.8379629629628</text:p>
              </table:table-cell>
              <table:table-cell office:value-type="float" office:value="84.7801">
                <text:p>84.78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.6319444444444">
                <text:p>86.6319444444444</text:p>
              </table:table-cell>
              <table:table-cell office:value-type="float" office:value="84.838">
                <text:p>84.8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.8472222222224">
                <text:p>87.8472222222224</text:p>
              </table:table-cell>
              <table:table-cell office:value-type="float" office:value="86.0532">
                <text:p>86.053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7.3043478260869">
                <text:p>87.3043478260869</text:p>
              </table:table-cell>
              <table:table-cell office:value-type="float" office:value="85.1852">
                <text:p>85.18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3842592592592">
                <text:p>87.3842592592592</text:p>
              </table:table-cell>
              <table:table-cell office:value-type="float" office:value="85.4167">
                <text:p>85.41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.5145180023228">
                <text:p>87.5145180023228</text:p>
              </table:table-cell>
              <table:table-cell office:value-type="float" office:value="85.4167">
                <text:p>85.41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.6898148148148">
                <text:p>86.6898148148148</text:p>
              </table:table-cell>
              <table:table-cell office:value-type="float" office:value="85.9954">
                <text:p>85.9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Resultados para el cojunto Wdbc</text:p>
        </chart:title>
        <chart:subtitle svg:x="5.243cm" svg:y="1.273cm" chart:style-name="ch3">
          <text:p>con División Porcentual y nN=3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auto">
            <chartooo:date-scale/>
            <chart:title svg:x="5.887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1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92.7734">
                <text:p>92.7734</text:p>
              </table:table-cell>
              <table:table-cell office:value-type="float" office:value="85.7699805068226">
                <text:p>85.769980506822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2857">
                <text:p>94.2857</text:p>
              </table:table-cell>
              <table:table-cell office:value-type="float" office:value="95.6140350877193">
                <text:p>95.614035087719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5.7393483709273">
                <text:p>95.73934837092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6.1877">
                <text:p>96.1877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7183">
                <text:p>94.7183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6.9298245614035">
                <text:p>96.929824561403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2.9824561403509">
                <text:p>92.982456140350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Resultados para el cojunto Wdbc</text:p>
        </chart:title>
        <chart:subtitle svg:x="5.243cm" svg:y="1.273cm" chart:style-name="ch3">
          <text:p>con División Porcentual y nN=5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auto">
            <chartooo:date-scale/>
            <chart:title svg:x="5.887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1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91.9922">
                <text:p>91.9922</text:p>
              </table:table-cell>
              <table:table-cell office:value-type="float" office:value="85.3801169590643">
                <text:p>85.380116959064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4066">
                <text:p>93.4066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6.2406015037594">
                <text:p>96.240601503759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3079">
                <text:p>95.3079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6.8421052631579">
                <text:p>96.842105263157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7.3684210526316">
                <text:p>97.368421052631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6.4912280701754">
                <text:p>96.491228070175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Resultados para el cojunto Wdbc</text:p>
        </chart:title>
        <chart:subtitle svg:x="5.137cm" svg:y="1.273cm" chart:style-name="ch3">
          <text:p>con División Porcentual y nN=10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auto">
            <chartooo:date-scale/>
            <chart:title svg:x="5.887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1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95.1172">
                <text:p>95.1172</text:p>
              </table:table-cell>
              <table:table-cell office:value-type="float" office:value="83.8206627680312">
                <text:p>83.820662768031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0659">
                <text:p>94.0659</text:p>
              </table:table-cell>
              <table:table-cell office:value-type="float" office:value="93.2017543859649">
                <text:p>93.201754385964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4673">
                <text:p>93.4673</text:p>
              </table:table-cell>
              <table:table-cell office:value-type="float" office:value="94.9874686716792">
                <text:p>94.987468671679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4.4444444444444">
                <text:p>94.444444444444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6.0526315789474">
                <text:p>96.0526315789474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6.4912280701754">
                <text:p>96.491228070175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Resultados para el cojunto Wdbc</text:p>
        </chart:title>
        <chart:subtitle svg:x="5.137cm" svg:y="1.273cm" chart:style-name="ch3">
          <text:p>con División Porcentual y nN=20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auto">
            <chartooo:date-scale/>
            <chart:title svg:x="5.887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1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93.75">
                <text:p>93.75</text:p>
              </table:table-cell>
              <table:table-cell office:value-type="float" office:value="71.5399610136452">
                <text:p>71.539961013645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.1648">
                <text:p>95.1648</text:p>
              </table:table-cell>
              <table:table-cell office:value-type="float" office:value="93.859649122807">
                <text:p>93.8596491228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9698">
                <text:p>93.9698</text:p>
              </table:table-cell>
              <table:table-cell office:value-type="float" office:value="95.9899749373434">
                <text:p>95.9899749373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5.3216374269006">
                <text:p>95.321637426900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3.3099">
                <text:p>93.3099</text:p>
              </table:table-cell>
              <table:table-cell office:value-type="float" office:value="97.1929824561404">
                <text:p>97.192982456140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7.8070175438597">
                <text:p>97.807017543859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3216">
                <text:p>95.3216</text:p>
              </table:table-cell>
              <table:table-cell office:value-type="float" office:value="97.6608187134503">
                <text:p>97.66081871345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8.2456140350877">
                <text:p>98.245614035087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8.2456140350877">
                <text:p>98.245614035087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742cm" svg:y="0.316cm" chart:style-name="ch2">
          <text:p>Resultados para el cojunto Wdbc</text:p>
        </chart:title>
        <chart:subtitle svg:x="5.138cm" svg:y="1.275cm" chart:style-name="ch3">
          <text:p>con División Porcentual y nN=30</text:p>
        </chart:subtitle>
        <chart:legend chart:legend-position="end" svg:x="12.837cm" svg:y="3.952cm" style:legend-expansion="high" chart:style-name="ch4"/>
        <chart:plot-area chart:style-name="ch5" chart:data-source-has-labels="both" svg:x="1.331cm" svg:y="2.318cm" svg:width="10.866cm" svg:height="5.521cm">
          <chartooo:coordinate-region svg:x="2.138cm" svg:y="2.517cm" svg:width="10.059cm" svg:height="4.675cm"/>
          <chart:axis chart:dimension="x" chart:name="primary-x" chart:style-name="ch6" chartooo:axis-type="auto">
            <chartooo:date-scale/>
            <chart:title svg:x="5.887cm" svg:y="8.019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3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91.7969">
                <text:p>91.7969</text:p>
              </table:table-cell>
              <table:table-cell office:value-type="float" office:value="32.5536062378168">
                <text:p>32.553606237816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2.967">
                <text:p>92.967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5.9899749373434">
                <text:p>95.98997493734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4282">
                <text:p>94.4282</text:p>
              </table:table-cell>
              <table:table-cell office:value-type="float" office:value="96.7836257309942">
                <text:p>96.783625730994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9577">
                <text:p>92.9577</text:p>
              </table:table-cell>
              <table:table-cell office:value-type="float" office:value="97.5438596491228">
                <text:p>97.543859649122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7.3684210526316">
                <text:p>97.368421052631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7.6608187134503">
                <text:p>97.660818713450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7.3684210526316">
                <text:p>97.368421052631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8.2456140350877">
                <text:p>98.245614035087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" xlink:type="simple" chart:class="chart:bar" chart:style-name="ch1">
        <chart:title svg:x="4.622cm" svg:y="0.316cm" chart:style-name="ch2">
          <text:p>Resultados para el conjunto Wdbc</text:p>
        </chart:title>
        <chart:subtitle svg:x="5.23cm" svg:y="1.275cm" chart:style-name="ch3">
          <text:p>con nN=1 y Validación Cruzada</text:p>
        </chart:subtitle>
        <chart:legend chart:legend-position="end" svg:x="12.836cm" svg:y="3.954cm" style:legend-expansion="high" chart:style-name="ch4"/>
        <chart:plot-area chart:style-name="ch5" chart:data-source-has-labels="both" svg:x="1.33cm" svg:y="2.318cm" svg:width="10.868cm" svg:height="5.526cm">
          <chartooo:coordinate-region svg:x="2.137cm" svg:y="2.517cm" svg:width="10.061cm" svg:height="4.68cm"/>
          <chart:axis chart:dimension="x" chart:name="primary-x" chart:style-name="ch6" chartooo:axis-type="auto">
            <chartooo:date-scale/>
            <chart:title svg:x="5.887cm" svg:y="8.024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5.6063">
                <text:p>95.6063</text:p>
              </table:table-cell>
              <table:table-cell office:value-type="float" office:value="94.1901408450704">
                <text:p>94.19014084507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8366">
                <text:p>96.8366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9033">
                <text:p>94.9033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3093">
                <text:p>96.3093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.3761">
                <text:p>94.376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0791">
                <text:p>95.0791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622cm" svg:y="0.316cm" chart:style-name="ch2">
          <text:p>Resultados para el conjunto Wdbc</text:p>
        </chart:title>
        <chart:subtitle svg:x="5.23cm" svg:y="1.275cm" chart:style-name="ch3">
          <text:p>con nN=3 y Validación Cruzada</text:p>
        </chart:subtitle>
        <chart:legend chart:legend-position="end" svg:x="12.835cm" svg:y="3.954cm" style:legend-expansion="high" chart:style-name="ch4"/>
        <chart:plot-area chart:style-name="ch5" chart:data-source-has-labels="both" svg:x="1.33cm" svg:y="2.318cm" svg:width="10.867cm" svg:height="5.525cm">
          <chartooo:coordinate-region svg:x="2.137cm" svg:y="2.517cm" svg:width="10.06cm" svg:height="4.679cm"/>
          <chart:axis chart:dimension="x" chart:name="primary-x" chart:style-name="ch6" chartooo:axis-type="auto">
            <chartooo:date-scale/>
            <chart:title svg:x="5.886cm" svg:y="8.023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2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7.0123">
                <text:p>97.0123</text:p>
              </table:table-cell>
              <table:table-cell office:value-type="float" office:value="93.6619718309859">
                <text:p>93.66197183098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3638">
                <text:p>97.3638</text:p>
              </table:table-cell>
              <table:table-cell office:value-type="float" office:value="95.4144620811288">
                <text:p>95.41446208112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5.9507042253521">
                <text:p>95.95070422535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3982300884956">
                <text:p>95.39823008849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5673758865248">
                <text:p>95.56737588652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9435626102293">
                <text:p>95.94356261022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6.1267605633803">
                <text:p>96.12676056338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622cm" svg:y="0.316cm" chart:style-name="ch2">
          <text:p>Resultados para el conjunto Wdbc</text:p>
        </chart:title>
        <chart:subtitle svg:x="5.23cm" svg:y="1.275cm" chart:style-name="ch3">
          <text:p>con nN=5 y Validación Cruzada</text:p>
        </chart:subtitle>
        <chart:legend chart:legend-position="end" svg:x="12.835cm" svg:y="3.954cm" style:legend-expansion="high" chart:style-name="ch4"/>
        <chart:plot-area chart:style-name="ch5" chart:data-source-has-labels="both" svg:x="1.33cm" svg:y="2.318cm" svg:width="10.867cm" svg:height="5.525cm">
          <chartooo:coordinate-region svg:x="2.137cm" svg:y="2.517cm" svg:width="10.06cm" svg:height="4.679cm"/>
          <chart:axis chart:dimension="x" chart:name="primary-x" chart:style-name="ch6" chartooo:axis-type="auto">
            <chartooo:date-scale/>
            <chart:title svg:x="5.886cm" svg:y="8.023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2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7.0123">
                <text:p>97.0123</text:p>
              </table:table-cell>
              <table:table-cell office:value-type="float" office:value="93.4859154929578">
                <text:p>93.48591549295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5395">
                <text:p>97.5395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6.1267605633803">
                <text:p>96.12676056338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929203539823">
                <text:p>95.9292035398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6.2765957446809">
                <text:p>96.27659574468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6.2962962962963">
                <text:p>96.2962962962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6.4788732394366">
                <text:p>96.47887323943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622cm" svg:y="0.316cm" chart:style-name="ch2">
          <text:p>Resultados para el conjunto Wdbc</text:p>
        </chart:title>
        <chart:subtitle svg:x="5.124cm" svg:y="1.275cm" chart:style-name="ch3">
          <text:p>con nN=10 y Validación Cruzada</text:p>
        </chart:subtitle>
        <chart:legend chart:legend-position="end" svg:x="12.835cm" svg:y="3.954cm" style:legend-expansion="high" chart:style-name="ch4"/>
        <chart:plot-area chart:style-name="ch5" chart:data-source-has-labels="both" svg:x="1.33cm" svg:y="2.318cm" svg:width="10.867cm" svg:height="5.525cm">
          <chartooo:coordinate-region svg:x="2.137cm" svg:y="2.517cm" svg:width="10.06cm" svg:height="4.679cm"/>
          <chart:axis chart:dimension="x" chart:name="primary-x" chart:style-name="ch6" chartooo:axis-type="auto">
            <chartooo:date-scale/>
            <chart:title svg:x="5.886cm" svg:y="8.023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2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6.8366">
                <text:p>96.8366</text:p>
              </table:table-cell>
              <table:table-cell office:value-type="float" office:value="93.6619718309859">
                <text:p>93.66197183098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891">
                <text:p>97.891</text:p>
              </table:table-cell>
              <table:table-cell office:value-type="float" office:value="94.7089947089947">
                <text:p>94.70899470899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.188">
                <text:p>97.188</text:p>
              </table:table-cell>
              <table:table-cell office:value-type="float" office:value="95.9507042253521">
                <text:p>95.95070422535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6.1061946902655">
                <text:p>96.1061946902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5.9219858156029">
                <text:p>95.92198581560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9435626102293">
                <text:p>95.94356261022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6.3028169014084">
                <text:p>96.302816901408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622cm" svg:y="0.316cm" chart:style-name="ch2">
          <text:p>Resultados para el conjunto Wdbc</text:p>
        </chart:title>
        <chart:subtitle svg:x="5.124cm" svg:y="1.275cm" chart:style-name="ch3">
          <text:p>con nN=20 y Validación Cruzada</text:p>
        </chart:subtitle>
        <chart:legend chart:legend-position="end" svg:x="12.835cm" svg:y="3.954cm" style:legend-expansion="high" chart:style-name="ch4"/>
        <chart:plot-area chart:style-name="ch5" chart:data-source-has-labels="both" svg:x="1.33cm" svg:y="2.318cm" svg:width="10.867cm" svg:height="5.525cm">
          <chartooo:coordinate-region svg:x="2.137cm" svg:y="2.517cm" svg:width="10.06cm" svg:height="4.679cm"/>
          <chart:axis chart:dimension="x" chart:name="primary-x" chart:style-name="ch6" chartooo:axis-type="auto">
            <chartooo:date-scale/>
            <chart:title svg:x="5.886cm" svg:y="8.023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2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5.9578">
                <text:p>95.9578</text:p>
              </table:table-cell>
              <table:table-cell office:value-type="float" office:value="91.7253521126761">
                <text:p>91.72535211267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4.7183098591549">
                <text:p>94.71830985915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5.3900709219858">
                <text:p>95.39007092198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5.5908289241622">
                <text:p>95.59082892416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4225352112676">
                <text:p>95.42253521126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32cm" svg:height="9.004cm" xlink:href="." xlink:type="simple" chart:class="chart:bar" chart:style-name="ch1">
        <chart:title svg:x="5.838cm" svg:y="0.316cm" chart:style-name="ch2">
          <text:p>Resultados para conjunto Car</text:p>
        </chart:title>
        <chart:subtitle svg:x="6.672cm" svg:y="1.275cm" chart:style-name="ch3">
          <text:p>con División Porcentual</text:p>
        </chart:subtitle>
        <chart:legend chart:legend-position="end" svg:x="14.369cm" svg:y="3.954cm" style:legend-expansion="high" chart:style-name="ch4"/>
        <chart:plot-area chart:style-name="ch5" chart:data-source-has-labels="both" svg:x="1.361cm" svg:y="2.318cm" svg:width="12.308cm" svg:height="5.525cm">
          <chartooo:coordinate-region svg:x="2.168cm" svg:y="2.517cm" svg:width="11.501cm" svg:height="4.679cm"/>
          <chart:axis chart:dimension="x" chart:name="primary-x" chart:style-name="ch6" chartooo:axis-type="auto">
            <chartooo:date-scale/>
            <chart:title svg:x="6.638cm" svg:y="8.023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5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81.8123393316193">
                <text:p>81.8123393316193</text:p>
              </table:table-cell>
              <table:table-cell office:value-type="float" office:value="79.0354">
                <text:p>79.035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1.6341287057121">
                <text:p>81.6341287057121</text:p>
              </table:table-cell>
              <table:table-cell office:value-type="float" office:value="81.6932">
                <text:p>81.693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3.8016528925619">
                <text:p>83.8016528925619</text:p>
              </table:table-cell>
              <table:table-cell office:value-type="float" office:value="84.6281">
                <text:p>84.62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2.545805207329">
                <text:p>82.545805207329</text:p>
              </table:table-cell>
              <table:table-cell office:value-type="float" office:value="85.3423">
                <text:p>85.342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3.5648148148148">
                <text:p>83.5648148148148</text:p>
              </table:table-cell>
              <table:table-cell office:value-type="float" office:value="86.9213">
                <text:p>86.921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4.1040462427746">
                <text:p>84.1040462427746</text:p>
              </table:table-cell>
              <table:table-cell office:value-type="float" office:value="88.4226">
                <text:p>88.422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8.4393063583813">
                <text:p>88.4393063583813</text:p>
              </table:table-cell>
              <table:table-cell office:value-type="float" office:value="88.417">
                <text:p>88.41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6.1271676300578">
                <text:p>86.1271676300578</text:p>
              </table:table-cell>
              <table:table-cell office:value-type="float" office:value="87.5723">
                <text:p>87.572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85.5491329479771">
                <text:p>85.5491329479771</text:p>
              </table:table-cell>
              <table:table-cell office:value-type="float" office:value="84.3931">
                <text:p>84.3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622cm" svg:y="0.316cm" chart:style-name="ch2">
          <text:p>Resultados para el conjunto Wdbc</text:p>
        </chart:title>
        <chart:subtitle svg:x="5.124cm" svg:y="1.275cm" chart:style-name="ch3">
          <text:p>con nN=30 y Validación Cruzada</text:p>
        </chart:subtitle>
        <chart:legend chart:legend-position="end" svg:x="12.835cm" svg:y="3.954cm" style:legend-expansion="high" chart:style-name="ch4"/>
        <chart:plot-area chart:style-name="ch5" chart:data-source-has-labels="both" svg:x="1.33cm" svg:y="2.318cm" svg:width="10.867cm" svg:height="5.525cm">
          <chartooo:coordinate-region svg:x="2.137cm" svg:y="2.517cm" svg:width="10.06cm" svg:height="4.679cm"/>
          <chart:axis chart:dimension="x" chart:name="primary-x" chart:style-name="ch6" chartooo:axis-type="auto">
            <chartooo:date-scale/>
            <chart:title svg:x="5.886cm" svg:y="8.023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12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5.2548">
                <text:p>95.2548</text:p>
              </table:table-cell>
              <table:table-cell office:value-type="float" office:value="90.4929577464789">
                <text:p>90.49295774647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4306">
                <text:p>95.4306</text:p>
              </table:table-cell>
              <table:table-cell office:value-type="float" office:value="94.5326278659612">
                <text:p>94.53262786596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578">
                <text:p>95.9578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575221238938">
                <text:p>95.5752212389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5.4225352112676">
                <text:p>95.422535211267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622cm" svg:y="0.315cm" chart:style-name="ch2">
          <text:p>Resultados para el conjunto Wdbc</text:p>
        </chart:title>
        <chart:subtitle svg:x="4.37cm" svg:y="1.273cm" chart:style-name="ch3">
          <text:p>Regresión Logística y División Porcentual</text:p>
        </chart:subtitle>
        <chart:legend chart:legend-position="end" svg:x="12.916cm" svg:y="3.951cm" style:legend-expansion="high" chart:style-name="ch4"/>
        <chart:plot-area chart:style-name="ch5" chart:data-source-has-labels="both" svg:x="1.33cm" svg:y="2.314cm" svg:width="10.948cm" svg:height="5.525cm">
          <chartooo:coordinate-region svg:x="2.137cm" svg:y="2.513cm" svg:width="10.141cm" svg:height="4.679cm"/>
          <chart:axis chart:dimension="x" chart:name="primary-x" chart:style-name="ch6" chartooo:axis-type="auto">
            <chartooo:date-scale/>
            <chart:title svg:x="5.927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768cm" chart:style-name="ch9">
              <text:p>%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88.3040935672515">
                <text:p>88.3040935672515</text:p>
              </table:table-cell>
              <table:table-cell office:value-type="float" office:value="96.29">
                <text:p>96.2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3.1140350877193">
                <text:p>83.1140350877193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355889724311">
                <text:p>94.2355889724311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1.2280701754386">
                <text:p>91.2280701754386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9.2982456140351">
                <text:p>79.2982456140351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6140350877193">
                <text:p>95.6140350877193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0350877193">
                <text:p>95.6140350877193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8.2456140350877">
                <text:p>98.2456140350877</text:p>
              </table:table-cell>
              <table:table-cell office:value-type="float" office:value="98.25">
                <text:p>98.2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622cm" svg:y="0.315cm" chart:style-name="ch2">
          <text:p>Resultados para el conjunto Wdbc</text:p>
        </chart:title>
        <chart:subtitle svg:x="4.357cm" svg:y="1.273cm" chart:style-name="ch3">
          <text:p>Regresión Logística y Validación Cruzada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auto">
            <chartooo:date-scale/>
            <chart:title svg:x="5.887cm" svg:y="8.018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768cm" chart:style-name="ch9">
              <text:p>%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5.9154929577465">
                <text:p>85.9154929577465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3.6507936507937">
                <text:p>93.6507936507937</text:p>
              </table:table-cell>
              <table:table-cell office:value-type="float" office:value="97.3638">
                <text:p>97.36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0140845070423">
                <text:p>94.0140845070423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4.1592920353982">
                <text:p>94.1592920353982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1.8439716312057">
                <text:p>91.8439716312057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1.7107583774251">
                <text:p>91.7107583774251</text:p>
              </table:table-cell>
              <table:table-cell office:value-type="float" office:value="98.0668">
                <text:p>98.06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1.3732394366197">
                <text:p>91.3732394366197</text:p>
              </table:table-cell>
              <table:table-cell office:value-type="float" office:value="97.188">
                <text:p>97.18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73cm" svg:y="0.315cm" chart:style-name="ch2">
          <text:p>Resultados para conjunto Spam</text:p>
        </chart:title>
        <chart:subtitle svg:x="5.891cm" svg:y="1.273cm" chart:style-name="ch3">
          <text:p>con Validación Cruzada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text">
            <chart:title svg:x="5.887cm" svg:y="8.018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08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60.608695652174">
                <text:p>60.608695652174</text:p>
              </table:table-cell>
              <table:table-cell office:value-type="float" office:value="79.7653">
                <text:p>79.76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1.9525983909544">
                <text:p>81.9525983909544</text:p>
              </table:table-cell>
              <table:table-cell office:value-type="float" office:value="79.6349">
                <text:p>79.63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.0217391304349">
                <text:p>81.0217391304349</text:p>
              </table:table-cell>
              <table:table-cell office:value-type="float" office:value="79.7001">
                <text:p>79.70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1.5926892950392">
                <text:p>81.5926892950392</text:p>
              </table:table-cell>
              <table:table-cell office:value-type="float" office:value="79.6131">
                <text:p>79.61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1.5926892950392">
                <text:p>81.5926892950392</text:p>
              </table:table-cell>
              <table:table-cell office:value-type="float" office:value="79.6131">
                <text:p>79.61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2.2787562513588">
                <text:p>82.2787562513588</text:p>
              </table:table-cell>
              <table:table-cell office:value-type="float" office:value="79.6783">
                <text:p>79.67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608695652174">
                <text:p>60.608695652174</text:p>
              </table:table-cell>
              <table:table-cell office:value-type="float" office:value="79.461">
                <text:p>79.4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43cm" svg:height="8.999cm" xlink:href="." xlink:type="simple" chart:class="chart:bar" chart:style-name="ch1">
        <chart:title svg:x="5.645cm" svg:y="0.315cm" chart:style-name="ch2">
          <text:p>Resultados para conjunto Spam</text:p>
        </chart:title>
        <chart:subtitle svg:x="6.677cm" svg:y="1.273cm" chart:style-name="ch3">
          <text:p>con División Porcentual</text:p>
        </chart:subtitle>
        <chart:legend chart:legend-position="end" svg:x="14.38cm" svg:y="3.951cm" style:legend-expansion="high" chart:style-name="ch4"/>
        <chart:plot-area chart:style-name="ch5" chart:data-source-has-labels="both" svg:x="1.361cm" svg:y="2.314cm" svg:width="12.319cm" svg:height="5.525cm">
          <chartooo:coordinate-region svg:x="2.168cm" svg:y="2.513cm" svg:width="11.512cm" svg:height="4.679cm"/>
          <chart:axis chart:dimension="x" chart:name="primary-x" chart:style-name="ch6" chartooo:axis-type="text">
            <chart:title svg:x="6.643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808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60.4926346293166">
                <text:p>60.4926346293166</text:p>
              </table:table-cell>
              <table:table-cell office:value-type="float" office:value="80.1497">
                <text:p>80.149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60.3640315131758">
                <text:p>60.3640315131758</text:p>
              </table:table-cell>
              <table:table-cell office:value-type="float" office:value="78.7014">
                <text:p>78.701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0.6022974231607">
                <text:p>60.6022974231607</text:p>
              </table:table-cell>
              <table:table-cell office:value-type="float" office:value="78.6712">
                <text:p>78.671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.9199565374865">
                <text:p>60.9199565374865</text:p>
              </table:table-cell>
              <table:table-cell office:value-type="float" office:value="78.1239">
                <text:p>78.12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60.4085180356367">
                <text:p>60.4085180356367</text:p>
              </table:table-cell>
              <table:table-cell office:value-type="float" office:value="78.4783">
                <text:p>78.47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9.9130907115697">
                <text:p>59.9130907115697</text:p>
              </table:table-cell>
              <table:table-cell office:value-type="float" office:value="77.9348">
                <text:p>77.934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2.7661115133961">
                <text:p>82.7661115133961</text:p>
              </table:table-cell>
              <table:table-cell office:value-type="float" office:value="77.971">
                <text:p>77.97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0.1520086862107">
                <text:p>60.1520086862107</text:p>
              </table:table-cell>
              <table:table-cell office:value-type="float" office:value="78.587">
                <text:p>78.58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79.6095444685468">
                <text:p>79.6095444685468</text:p>
              </table:table-cell>
              <table:table-cell office:value-type="float" office:value="79.1304">
                <text:p>79.13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38cm" svg:height="8.233cm" xlink:href="." xlink:type="simple" chart:class="chart:bar" chart:style-name="ch1">
        <chart:title svg:x="4.444cm" svg:y="0.3cm" chart:style-name="ch2">
          <text:p>Resultados para conjunto Iris</text:p>
        </chart:title>
        <chart:subtitle svg:x="5.211cm" svg:y="1.243cm" chart:style-name="ch3">
          <text:p>con Validación Cruzada</text:p>
        </chart:subtitle>
        <chart:legend chart:legend-position="end" svg:x="11.475cm" svg:y="3.568cm" style:legend-expansion="high" chart:style-name="ch4"/>
        <chart:plot-area chart:style-name="ch5" chart:data-source-has-labels="both" svg:x="1.303cm" svg:y="2.254cm" svg:width="9.588cm" svg:height="4.834cm">
          <chartooo:coordinate-region svg:x="2.11cm" svg:y="2.453cm" svg:width="8.781cm" svg:height="3.988cm"/>
          <chart:axis chart:dimension="x" chart:name="primary-x" chart:style-name="ch6" chartooo:axis-type="text">
            <chart:title svg:x="5.22cm" svg:y="7.252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403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4.6667">
                <text:p>94.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45945945946">
                <text:p>95.945945945946</text:p>
              </table:table-cell>
              <table:table-cell office:value-type="float" office:value="94.6667">
                <text:p>94.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5.3333">
                <text:p>95.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183673469387">
                <text:p>95.9183673469387</text:p>
              </table:table-cell>
              <table:table-cell office:value-type="float" office:value="95.3333">
                <text:p>95.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6.6667">
                <text:p>96.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69cm" svg:height="8.783cm" xlink:href="." xlink:type="simple" chart:class="chart:bar" chart:style-name="ch1">
        <chart:title svg:x="5.759cm" svg:y="0.311cm" chart:style-name="ch2">
          <text:p>Resultados para conjunto Iris</text:p>
        </chart:title>
        <chart:subtitle svg:x="6.54cm" svg:y="1.265cm" chart:style-name="ch3">
          <text:p>con División Porcentual</text:p>
        </chart:subtitle>
        <chart:legend chart:legend-position="end" svg:x="14.106cm" svg:y="3.843cm" style:legend-expansion="high" chart:style-name="ch4"/>
        <chart:plot-area chart:style-name="ch5" chart:data-source-has-labels="both" svg:x="1.356cm" svg:y="2.298cm" svg:width="12.06cm" svg:height="5.329cm">
          <chartooo:coordinate-region svg:x="2.163cm" svg:y="2.497cm" svg:width="11.253cm" svg:height="4.483cm"/>
          <chart:axis chart:dimension="x" chart:name="primary-x" chart:style-name="ch6" chartooo:axis-type="text">
            <chart:title svg:x="6.509cm" svg:y="7.802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694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88.8888888888888">
                <text:p>88.8888888888888</text:p>
              </table:table-cell>
              <table:table-cell office:value-type="float" office:value="89.6296">
                <text:p>89.629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89.1667">
                <text:p>89.166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92.381">
                <text:p>92.38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7.7777777777776">
                <text:p>97.7777777777776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93.3333">
                <text:p>93.333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5555555555555">
                <text:p>95.5555555555555</text:p>
              </table:table-cell>
              <table:table-cell office:value-type="float" office:value="95.5556">
                <text:p>95.555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6.6667">
                <text:p>96.666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93.3333">
                <text:p>93.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Resultados para conjunto Lenses</text:p>
        </chart:title>
        <chart:subtitle svg:x="5.891cm" svg:y="1.273cm" chart:style-name="ch3">
          <text:p>con Validación Cruzada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text">
            <chart:title svg:x="5.887cm" svg:y="8.018cm" chart:style-name="ch7">
              <text:p>Particiones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5.808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66.6667">
                <text:p>66.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3.3333">
                <text:p>83.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5.7142857142856">
                <text:p>85.7142857142856</text:p>
              </table:table-cell>
              <table:table-cell office:value-type="float" office:value="70.8333">
                <text:p>70.8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70.8333">
                <text:p>70.8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73cm" svg:height="8.999cm" xlink:href="." xlink:type="simple" chart:class="chart:bar" chart:style-name="ch1">
        <chart:title svg:x="5.378cm" svg:y="0.315cm" chart:style-name="ch2">
          <text:p>Resultados para conjunto Lenses</text:p>
        </chart:title>
        <chart:subtitle svg:x="6.542cm" svg:y="1.273cm" chart:style-name="ch3">
          <text:p>con División Porcentual</text:p>
        </chart:subtitle>
        <chart:legend chart:legend-position="end" svg:x="14.11cm" svg:y="3.951cm" style:legend-expansion="high" chart:style-name="ch4"/>
        <chart:plot-area chart:style-name="ch5" chart:data-source-has-labels="both" svg:x="1.356cm" svg:y="2.314cm" svg:width="12.064cm" svg:height="5.525cm">
          <chartooo:coordinate-region svg:x="2.163cm" svg:y="2.513cm" svg:width="11.257cm" svg:height="4.679cm"/>
          <chart:axis chart:dimension="x" chart:name="primary-x" chart:style-name="ch6" chartooo:axis-type="text">
            <chart:title svg:x="6.511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808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</table:table-cell>
              <table:table-cell office:value-type="string">
                <text:p>We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909090909091">
                <text:p>40.909090909091</text:p>
              </table:table-cell>
              <table:table-cell office:value-type="float" office:value="27.2727">
                <text:p>27.2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52.6316">
                <text:p>52.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4705882352939">
                <text:p>76.4705882352939</text:p>
              </table:table-cell>
              <table:table-cell office:value-type="float" office:value="52.9412">
                <text:p>52.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28.5714">
                <text:p>28.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41cm" svg:y="0.315cm" chart:style-name="ch2">
          <text:p>Resultados para el cojunto Wdbc</text:p>
        </chart:title>
        <chart:subtitle svg:x="5.243cm" svg:y="1.273cm" chart:style-name="ch3">
          <text:p>con División Porcentual y nN=1</text:p>
        </chart:subtitle>
        <chart:legend chart:legend-position="end" svg:x="12.836cm" svg:y="3.951cm" style:legend-expansion="high" chart:style-name="ch4"/>
        <chart:plot-area chart:style-name="ch5" chart:data-source-has-labels="both" svg:x="1.33cm" svg:y="2.314cm" svg:width="10.868cm" svg:height="5.525cm">
          <chartooo:coordinate-region svg:x="2.137cm" svg:y="2.513cm" svg:width="10.061cm" svg:height="4.679cm"/>
          <chart:axis chart:dimension="x" chart:name="primary-x" chart:style-name="ch6" chartooo:axis-type="auto">
            <chartooo:date-scale/>
            <chart:title svg:x="5.887cm" svg:y="8.018cm" chart:style-name="ch7">
              <text:p>Particiones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5.901cm" chart:style-name="ch9">
              <text:p>% Acierto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</table:table-cell>
              <table:table-cell office:value-type="string">
                <text:p>Implementacion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92.9688">
                <text:p>92.9688</text:p>
              </table:table-cell>
              <table:table-cell office:value-type="float" office:value="87.3294346978557">
                <text:p>87.329434697855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8462">
                <text:p>93.8462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7186">
                <text:p>93.7186</text:p>
              </table:table-cell>
              <table:table-cell office:value-type="float" office:value="93.483709273183">
                <text:p>93.4837092731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0147">
                <text:p>95.0147</text:p>
              </table:table-cell>
              <table:table-cell office:value-type="float" office:value="93.2748538011696">
                <text:p>93.27485380116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0141">
                <text:p>94.0141</text:p>
              </table:table-cell>
              <table:table-cell office:value-type="float" office:value="94.0350877192983">
                <text:p>94.035087719298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">
                <text:p>94.2982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4.7368421052632">
                <text:p>94.736842105263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